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44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 fo:wrap-option="wrap"/>
      <style:text-properties fo:color="#ffff99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66"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name="https://yandex.st/lego/_/La6qi18Z8LwgnZdsAr1qy1GwCwo.gif" draw:style-name="gr1" draw:text-style-name="P1" svg:width="0.25mm" svg:height="0.25mm" svg:x="83.76mm" svg:y="559.92mm">
            <draw:image xlink:href="https://yandex.st/lego/_/La6qi18Z8LwgnZdsAr1qy1GwCwo.gif" xlink:type="simple" xlink:show="embed" xlink:actuate="onLoad">
              <text:p/>
            </draw:image>
          </draw:frame>
          <draw:frame draw:z-index="1" draw:name="https://yandex.st/lego/_/La6qi18Z8LwgnZdsAr1qy1GwCwo.gif" draw:style-name="gr1" draw:text-style-name="P1" svg:width="0.25mm" svg:height="0.25mm" svg:x="83.76mm" svg:y="641.2mm">
            <draw:image xlink:href="https://yandex.st/lego/_/La6qi18Z8LwgnZdsAr1qy1GwCwo.gif" xlink:type="simple" xlink:show="embed" xlink:actuate="onLoad">
              <text:p/>
            </draw:image>
          </draw:frame>
          <draw:frame draw:z-index="2" draw:name="https://yandex.st/lego/_/La6qi18Z8LwgnZdsAr1qy1GwCwo.gif" draw:style-name="gr1" draw:text-style-name="P1" svg:width="0.25mm" svg:height="0.25mm" svg:x="83.76mm" svg:y="876.01mm">
            <draw:image xlink:href="https://yandex.st/lego/_/La6qi18Z8LwgnZdsAr1qy1GwCwo.gif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row table:style-name="ro1">
          <table:table-cell table:style-name="Default" office:value-type="string" calcext:value-type="string">
            <text:p>запросы</text:p>
          </table:table-cell>
          <table:table-cell table:style-name="Default" office:value-type="string" calcext:value-type="string">
            <text:p>количество</text:p>
          </table:table-cell>
        </table:table-row>
        <table:table-row table:style-name="ro1">
          <table:table-cell table:style-name="ce1" office:value-type="string" calcext:value-type="string">
            <text:p><text:a xlink:href="https://wordstat.yandex.ru/#!/?words=создание%20сайтов%20сочи" xlink:type="simple">создание сайтов сочи</text:a>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2" office:value-type="string" calcext:value-type="string">
            <text:p><text:a xlink:href="https://wordstat.yandex.ru/#!/?words=создание%20%2Bи%20продвижение%20сайтов%20%2Bв%20сочи" xlink:type="simple">создание +и продвижение сайтов +в сочи</text:a>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<text:a xlink:href="https://wordstat.yandex.ru/#!/?words=создание%20сайтов" xlink:type="simple">создание сайтов</text:a></text:p>
          </table:table-cell>
          <table:table-cell office:value-type="float" office:value="251697" calcext:value-type="float">
            <text:p>251697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бесплатно" xlink:type="simple">создание сайта бесплатно</text:a>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table:style-name="ce1" office:value-type="string" calcext:value-type="string">
            <text:p><text:a xlink:href="https://wordstat.yandex.ru/#!/?words=создание%20%2Bи%20продвижение%20сайтов" xlink:type="simple">создание +и продвижение сайтов</text:a>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table:style-name="ce1" office:value-type="string" calcext:value-type="string">
            <text:p><text:a xlink:href="https://wordstat.yandex.ru/#!/?words=создание%20сайта%20%2Bс%20нуля" xlink:type="simple">создание сайта +с нуля</text:a></text:p>
          </table:table-cell>
          <table:table-cell office:value-type="float" office:value="8439" calcext:value-type="float">
            <text:p>8439</text:p>
          </table:table-cell>
        </table:table-row>
        <table:table-row table:style-name="ro1">
          <table:table-cell table:style-name="ce1" office:value-type="string" calcext:value-type="string">
            <text:p><text:a xlink:href="https://wordstat.yandex.ru/#!/?words=создание%20сайтов%20москва" xlink:type="simple">создание сайтов москва</text:a>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айт%20%2Bдля%20создания%20семьи" xlink:type="simple">сайт +для создания семьи</text:a>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table:style-name="ce5" office:value-type="string" calcext:value-type="string">
            <text:p><text:a xlink:href="https://wordstat.yandex.ru/#!/?words=создание%20сайта%20цена" xlink:type="simple">создание сайта цена</text:a>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программы%20%2Bдля%20создания%20сайтов" xlink:type="simple">программы +для создания сайтов</text:a>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амостоятельное%20создание%20сайта" xlink:type="simple">самостоятельное создание сайта</text:a>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знакомств" xlink:type="simple">создание сайта знакомств</text:a>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айт%20знакомств%20%2Bдля%20создания%20семьи" xlink:type="simple">сайт знакомств +для создания семьи</text:a>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table:style-name="ce1" office:value-type="string" calcext:value-type="string">
            <text:p><text:a xlink:href="https://wordstat.yandex.ru/#!/?words=создание%20сайта%20хайп" xlink:type="simple">создание сайта хайп</text:a>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хайп%20эксперт" xlink:type="simple">создание сайта хайп эксперт</text:a>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а%20html" xlink:type="simple">создание сайта html</text:a>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ов%20агентство%20хайп%20эксперт" xlink:type="simple">создание сайтов агентство хайп эксперт</text:a>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ов%20под" xlink:type="simple">создание сайтов под</text:a>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веб%20сайтов" xlink:type="simple">создание веб сайтов</text:a>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интернет%20сайта" xlink:type="simple">создание интернет сайта</text:a>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ов%20ключ" xlink:type="simple">создание сайтов ключ</text:a>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ов%20под%20ключ" xlink:type="simple">создание сайтов под ключ</text:a>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%2Bс%20нуля%20самостоятельно" xlink:type="simple">создание сайта +с нуля самостоятельно</text:a>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я%20сайта%20%2Bс%20нуля%20бесплатно" xlink:type="simple">создания сайта +с нуля бесплатно</text:a>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бесплатно%20самостоятельно" xlink:type="simple">создание сайта бесплатно самостоятельно</text:a>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а%20магазина" xlink:type="simple">создание сайта магазина</text:a>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онлайн" xlink:type="simple">создание сайта онлайн</text:a>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качать%20создания%20сайта" xlink:type="simple">скачать создания сайта</text:a>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обучение%20созданию%20сайтов" xlink:type="simple">обучение созданию сайтов</text:a>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самостоятельно%20бесплатно%20%2Bс%20нуля" xlink:type="simple">создание сайта самостоятельно бесплатно +с нуля</text:a>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курсы%20%2Bпо%20созданию%20сайтов" xlink:type="simple">курсы +по созданию сайтов</text:a>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а%20визитки" xlink:type="simple">создание сайта визитки</text:a>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%2Bи%20разработка%20сайта" xlink:type="simple">создание +и разработка сайта</text:a>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тоимость%20создания%20сайта" xlink:type="simple">стоимость создания сайта</text:a>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сайта%20%2Bна%20wordpress" xlink:type="simple">создание сайта +на wordpress</text:a>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ов%20недорого" xlink:type="simple">создание сайтов недорого</text:a>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оздание%20православных%20сайтов" xlink:type="simple">создание православных сайтов</text:a>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пошаговое%20создание%20сайта" xlink:type="simple">пошаговое создание сайта</text:a>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дизайна%20сайта" xlink:type="simple">создание дизайна сайта</text:a>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а%20интернет%20магазина" xlink:type="simple">создание сайта интернет магазина</text:a>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заказать%20создание%20сайта" xlink:type="simple">заказать создание сайта</text:a>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православный%20сайт%20знакомств%20%2Bдля%20создания" xlink:type="simple">православный сайт знакомств +для создания</text:a>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ов%20челябинск" xlink:type="simple">создание сайтов челябинск</text:a>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айт%20создания%20православной%20семьи" xlink:type="simple">сайт создания православной семьи</text:a>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сайта%20ru" xlink:type="simple">создание сайта ru</text:a>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православный%20сайт%20знакомств%20%2Bдля%20создания%20семьи" xlink:type="simple">православный сайт знакомств +для создания семьи</text:a>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платформы%20%2Bдля%20создания%20сайтов" xlink:type="simple">платформы +для создания сайтов</text:a>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web%20сайтов" xlink:type="simple">создание web сайтов</text:a>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ерьезный%20сайт%20%2Bдля%20создания%20семьи" xlink:type="simple">серьезный сайт +для создания семьи</text:a>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пошаговая%20инструкция%20создания%20сайта" xlink:type="simple">пошаговая инструкция создания сайта</text:a>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айт%20серьезных%20знакомств%20%2Bдля%20создания" xlink:type="simple">сайт серьезных знакомств +для создания</text:a>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ние%20хороших%20сайтов" xlink:type="simple">создание хороших сайтов</text:a>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разработка%20сайт" xlink:type="simple">разработка сайт</text:a></text:p>
          </table:table-cell>
          <table:table-cell office:value-type="float" office:value="82890" calcext:value-type="float">
            <text:p>82890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айт%20продвижение" xlink:type="simple">сайт продвижение</text:a></text:p>
          </table:table-cell>
          <table:table-cell office:value-type="float" office:value="265940" calcext:value-type="float">
            <text:p>265940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заказывать%20лендинг%20пейдж" xlink:type="simple">заказывать лендинг пейдж</text:a>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оздавать%20сайт" xlink:type="simple">создавать сайт</text:a></text:p>
          </table:table-cell>
          <table:table-cell office:value-type="float" office:value="197391" calcext:value-type="float">
            <text:p>197391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бесплатный%20сайт%20создавать" xlink:type="simple">бесплатный сайт создавать</text:a></text:p>
          </table:table-cell>
          <table:table-cell office:value-type="float" office:value="55871" calcext:value-type="float">
            <text:p>55871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сайт%20под%20ключ" xlink:type="simple">сайт под ключ</text:a></text:p>
          </table:table-cell>
          <table:table-cell office:value-type="float" office:value="20330" calcext:value-type="float">
            <text:p>20330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сайт%20конструктор" xlink:type="simple">сайт конструктор</text:a></text:p>
          </table:table-cell>
          <table:table-cell office:value-type="float" office:value="102087" calcext:value-type="float">
            <text:p>102087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разработка%20landing%20page" xlink:type="simple">разработка landing page</text:a>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настройка%20яндекс%20директ" xlink:type="simple">настройка яндекс директ</text:a>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лендинг%20пейдж" xlink:type="simple">лендинг пейдж</text:a></text:p>
          </table:table-cell>
          <table:table-cell office:value-type="float" office:value="21464" calcext:value-type="float">
            <text:p>21464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контекстный%20реклама" xlink:type="simple">контекстный реклама</text:a></text:p>
          </table:table-cell>
          <table:table-cell office:value-type="float" office:value="97952" calcext:value-type="float">
            <text:p>97952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знакомство%20сайт" xlink:type="simple">знакомство сайт</text:a></text:p>
          </table:table-cell>
          <table:table-cell office:value-type="float" office:value="2441103" calcext:value-type="float">
            <text:p>2441103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seo%20продвижение" xlink:type="simple">seo продвижение</text:a></text:p>
          </table:table-cell>
          <table:table-cell office:value-type="float" office:value="52089" calcext:value-type="float">
            <text:p>52089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лендинг%20пейдж%20под%20ключ" xlink:type="simple">лендинг пейдж под ключ</text:a>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style-name="ce4" office:value-type="string" calcext:value-type="string">
            <text:p><text:a xlink:href="https://wordstat.yandex.ru/#!/?words=веб%20студия" xlink:type="simple">веб студия</text:a></text:p>
          </table:table-cell>
          <table:table-cell office:value-type="float" office:value="28583" calcext:value-type="float">
            <text:p>28583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разработка%20сайт%20под%20ключ" xlink:type="simple">разработка сайт под ключ</text:a>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table:style-name="ce6" office:value-type="string" calcext:value-type="string">
            <text:p><text:a xlink:href="https://wordstat.yandex.ru/#!/?words=landing%20page%20под%20ключ" xlink:type="simple">landing page под ключ</text:a></text:p>
          </table:table-cell>
          <table:table-cell office:value-type="float" office:value="249" calcext:value-type="float">
            <text:p>249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<text:a xlink:href="https://wordstat.yandex.ru/#!/?words=лендинг" xlink:type="simple">лендинг</text:a></text:p>
          </table:table-cell>
          <table:table-cell office:value-type="float" office:value="162899" calcext:value-type="float">
            <text:p>162899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ейдж" xlink:type="simple">лендинг пейдж</text:a></text:p>
          </table:table-cell>
          <table:table-cell office:value-type="float" office:value="25123" calcext:value-type="float">
            <text:p>25123</text:p>
          </table:table-cell>
        </table:table-row>
        <table:table-row table:style-name="ro1">
          <table:table-cell office:value-type="string" calcext:value-type="string">
            <text:p><text:a xlink:href="https://wordstat.yandex.ru/#!/?words=шаблоны%20лендинг" xlink:type="simple">шаблоны лендинг</text:a></text:p>
          </table:table-cell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римеры" xlink:type="simple">лендинг примеры</text:a></text:p>
          </table:table-cell>
          <table:table-cell office:value-type="float" office:value="10034" calcext:value-type="float">
            <text:p>10034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бесплатно" xlink:type="simple">лендинг бесплатно</text:a>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айт%20лендинг" xlink:type="simple">сайт лендинг</text:a></text:p>
          </table:table-cell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лендинга" xlink:type="simple">создание лендинга</text:a>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ть%20лендинг" xlink:type="simple">создать лендинг</text:a>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string" calcext:value-type="string">
            <text:p><text:a xlink:href="https://wordstat.yandex.ru/#!/?words=заказать%20лендинг" xlink:type="simple">заказать лендинг</text:a>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делать%20лендинг" xlink:type="simple">сделать лендинг</text:a>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<text:a xlink:href="https://wordstat.yandex.ru/#!/?words=под%20лендинг" xlink:type="simple">под лендинг</text:a>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конструктор" xlink:type="simple">лендинг конструктор</text:a>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качать%20лендинг" xlink:type="simple">скачать лендинг</text:a>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копировать%20лендинг" xlink:type="simple">скопировать лендинг</text:a>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од%20ключ" xlink:type="simple">лендинг под ключ</text:a>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string" calcext:value-type="string">
            <text:p><text:a xlink:href="https://wordstat.yandex.ru/#!/?words=лучшие%20лендинги" xlink:type="simple">лучшие лендинги</text:a>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шаблоны%20бесплатно" xlink:type="simple">лендинг шаблоны бесплатно</text:a>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самому" xlink:type="simple">лендинг самому</text:a>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самая" xlink:type="simple">лендинг самая</text:a>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<text:a xlink:href="https://wordstat.yandex.ru/#!/?words=купить%20лендинг" xlink:type="simple">купить лендинг</text:a>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<text:a xlink:href="https://wordstat.yandex.ru/#!/?words=продающий%20лендинг" xlink:type="simple">продающий лендинг</text:a>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<text:a xlink:href="https://wordstat.yandex.ru/#!/?words=разработка%20лендинга" xlink:type="simple">разработка лендинга</text:a>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<text:a xlink:href="https://wordstat.yandex.ru/#!/?words=шаблоны%20лендинг%20пейдж" xlink:type="simple">шаблоны лендинг пейдж</text:a>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страница" xlink:type="simple">лендинг страница</text:a>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ейдж%20бесплатно" xlink:type="simple">лендинг пейдж бесплатно</text:a>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цена" xlink:type="simple">лендинг цена</text:a>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<text:a xlink:href="https://wordstat.yandex.ru/#!/?words=дизайн%20лендинга" xlink:type="simple">дизайн лендинга</text:a>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<text:a xlink:href="https://wordstat.yandex.ru/#!/?words=готовые%20лендинги" xlink:type="simple">готовые лендинги</text:a>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<text:a xlink:href="https://wordstat.yandex.ru/#!/?words=wordpress%20шаблоны%20лендинг" xlink:type="simple">wordpress шаблоны лендинг</text:a>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<text:a xlink:href="https://wordstat.yandex.ru/#!/?words=заказать%20лендинг%20пейдж" xlink:type="simple">заказать лендинг пейдж</text:a>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<text:a xlink:href="https://wordstat.yandex.ru/#!/?words=продажа%20лендингов" xlink:type="simple">продажа лендингов</text:a>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<text:a xlink:href="https://wordstat.yandex.ru/#!/?words=продвижение%20лендинга" xlink:type="simple">продвижение лендинга</text:a>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<text:a xlink:href="https://wordstat.yandex.ru/#!/?words=конверсия%20лендинга" xlink:type="simple">конверсия лендинга</text:a>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%2Bна%20wordpress" xlink:type="simple">лендинг +на wordpress</text:a>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<text:a xlink:href="https://wordstat.yandex.ru/#!/?words=магазин%20лендингов" xlink:type="simple">магазин лендингов</text:a>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html" xlink:type="simple">лендинг html</text:a>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ейдж%20ключ" xlink:type="simple">лендинг пейдж ключ</text:a>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лендинг%20пейдж" xlink:type="simple">создание лендинг пейдж</text:a>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ть%20лендинг%20бесплатно" xlink:type="simple">создать лендинг бесплатно</text:a>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ейдж%20под" xlink:type="simple">лендинг пейдж под</text:a>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ейдж%20под%20ключ" xlink:type="simple">лендинг пейдж под ключ</text:a>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<text:a xlink:href="https://wordstat.yandex.ru/#!/?words=конструктор%20лендинга%20бесплатно" xlink:type="simple">конструктор лендинга бесплатно</text:a>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скачать%20шаблон" xlink:type="simple">лендинг скачать шаблон</text:a>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<text:a xlink:href="https://wordstat.yandex.ru/#!/?words=интернет%20лендинг" xlink:type="simple">интернет лендинг</text:a>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%2Bна%20вордпресс" xlink:type="simple">лендинг +на вордпресс</text:a>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<text:a xlink:href="https://wordstat.yandex.ru/#!/?words=структура%20лендинга" xlink:type="simple">структура лендинга</text:a>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скачать%20бесплатно" xlink:type="simple">лендинг скачать бесплатно</text:a>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недорого" xlink:type="simple">лендинг недорого</text:a>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онлайн" xlink:type="simple">лендинг онлайн</text:a>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<text:a xlink:href="https://wordstat.yandex.ru/#!/?words=красивые%20лендинги" xlink:type="simple">красивые лендинги</text:a>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Запросы, похожие на «лендинг»</text:p>
          </table:table-cell>
          <table:covered-table-cell table:style-name="Default"/>
        </table:table-row>
        <table:table-row table:style-name="ro1">
          <table:table-cell table:style-name="ce8" office:value-type="string" calcext:value-type="string">
            <text:p>Статистика по словам</text:p>
          </table:table-cell>
          <table:table-cell table:style-name="ce8" office:value-type="string" calcext:value-type="string">
            <text:p>Показов в месяц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" xlink:type="simple">landing page</text:a></text:p>
          </table:table-cell>
          <table:table-cell office:value-type="float" office:value="33096" calcext:value-type="float">
            <text:p>33096</text:p>
          </table:table-cell>
        </table:table-row>
        <table:table-row table:style-name="ro1">
          <table:table-cell office:value-type="string" calcext:value-type="string">
            <text:p><text:a xlink:href="https://wordstat.yandex.ru/#!/?words=одностраничный%20сайт" xlink:type="simple">одностраничный сайт</text:a>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купить" xlink:type="simple">landing page купить</text:a>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лэндинг" xlink:type="simple">создание лэндинг</text:a>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<text:a xlink:href="https://wordstat.yandex.ru/#!/?words=продавать%20сайт" xlink:type="simple">продавать сайт</text:a></text:p>
          </table:table-cell>
          <table:table-cell office:value-type="float" office:value="43091" calcext:value-type="float">
            <text:p>43091</text:p>
          </table:table-cell>
        </table:table-row>
        <table:table-row table:style-name="ro1">
          <table:table-cell office:value-type="string" calcext:value-type="string">
            <text:p><text:a xlink:href="https://wordstat.yandex.ru/#!/?words=шаблон%20landing%20page" xlink:type="simple">шаблон landing page</text:a>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айт%20создание" xlink:type="simple">сайт создание</text:a></text:p>
          </table:table-cell>
          <table:table-cell office:value-type="float" office:value="270259" calcext:value-type="float">
            <text:p>270259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landing%20page" xlink:type="simple">создание landing page</text:a>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<text:a xlink:href="https://wordstat.yandex.ru/#!/?words=бизнес%20молодость" xlink:type="simple">бизнес молодость</text:a></text:p>
          </table:table-cell>
          <table:table-cell office:value-type="float" office:value="41676" calcext:value-type="float">
            <text:p>41676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айт%20визитка" xlink:type="simple">сайт визитка</text:a></text:p>
          </table:table-cell>
          <table:table-cell office:value-type="float" office:value="25720" calcext:value-type="float">
            <text:p>25720</text:p>
          </table:table-cell>
        </table:table-row>
        <table:table-row table:style-name="ro1">
          <table:table-cell office:value-type="string" calcext:value-type="string">
            <text:p><text:a xlink:href="https://wordstat.yandex.ru/#!/?words=веб%20студия" xlink:type="simple">веб студия</text:a></text:p>
          </table:table-cell>
          <table:table-cell office:value-type="float" office:value="32115" calcext:value-type="float">
            <text:p>32115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шаблон" xlink:type="simple">landing шаблон</text:a>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landing" xlink:type="simple">создание landing</text:a>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<text:a xlink:href="https://wordstat.yandex.ru/#!/?words=конструктор%20лэндинг" xlink:type="simple">конструктор лэндинг</text:a>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Статистика по словам</text:p>
          </table:table-cell>
          <table:table-cell table:style-name="ce8" office:value-type="string" calcext:value-type="string">
            <text:p>Показов в месяц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ed%20page" xlink:type="simple">landed page</text:a></text:p>
          </table:table-cell>
          <table:table-cell office:value-type="float" office:value="33925" calcext:value-type="float">
            <text:p>33925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" xlink:type="simple">landing page</text:a></text:p>
          </table:table-cell>
          <table:table-cell office:value-type="float" office:value="33096" calcext:value-type="float">
            <text:p>3309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шаблоны" xlink:type="simple">landing page шаблоны</text:a>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бесплатно" xlink:type="simple">landing page бесплатно</text:a>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landing%20page" xlink:type="simple">создание landing page</text:a>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скачать" xlink:type="simple">landing page скачать</text:a>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примеры" xlink:type="simple">landing page примеры</text:a>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<text:a xlink:href="https://wordstat.yandex.ru/#!/?words=заказать%20landing%20page" xlink:type="simple">заказать landing page</text:a>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телефоны" xlink:type="simple">landing page телефоны</text:a>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ed%20pages%20ru" xlink:type="simple">landed pages ru</text:a>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<text:a xlink:href="https://wordstat.yandex.ru/#!/?words=шаблон%20landing%20page%20бесплатно" xlink:type="simple">шаблон landing page бесплатно</text:a>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сайт" xlink:type="simple">landing page сайт</text:a>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<text:a xlink:href="https://wordstat.yandex.ru/#!/?words=разработка%20landing%20page" xlink:type="simple">разработка landing page</text:a>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конструктор" xlink:type="simple">landing page конструктор</text:a>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html" xlink:type="simple">landing page html</text:a>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<text:a xlink:href="https://wordstat.yandex.ru/#!/?words=wordpress%20landing%20page%20шаблоны" xlink:type="simple">wordpress landing page шаблоны</text:a>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дома" xlink:type="simple">landing page дома</text:a>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templates" xlink:type="simple">landing page templates</text:a>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%2Bна%20wordpress" xlink:type="simple">landing page +на wordpress</text:a>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free" xlink:type="simple">landing page free</text:a>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ть%20landing%20page" xlink:type="simple">создать landing page</text:a>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скачать%20шаблон" xlink:type="simple">landing page скачать шаблон</text:a>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купить" xlink:type="simple">landing page купить</text:a>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<text:a xlink:href="https://wordstat.yandex.ru/#!/?words=бесплатный%20landing%20page%20wordpress" xlink:type="simple">бесплатный landing page wordpress</text:a>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muse" xlink:type="simple">landing page muse</text:a>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лучшие" xlink:type="simple">landing page лучшие</text:a>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цена" xlink:type="simple">landing page цена</text:a>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дизайн" xlink:type="simple">landing page дизайн</text:a>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скачать%20бесплатно" xlink:type="simple">landing page скачать бесплатно</text:a>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готовые" xlink:type="simple">landing page готовые</text:a>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делать%20landing%20page" xlink:type="simple">сделать landing page</text:a>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страниц" xlink:type="simple">landing page страниц</text:a>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<text:a xlink:href="https://wordstat.yandex.ru/#!/?words=идеальный%20landing%20page" xlink:type="simple">идеальный landing page</text:a>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download" xlink:type="simple">landing page download</text:a>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html5" xlink:type="simple">landing page html5</text:a>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<text:a xlink:href="https://wordstat.yandex.ru/#!/?words=шаблон%20landing%20page%20html" xlink:type="simple">шаблон landing page html</text:a>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ru" xlink:type="simple">landing page ru</text:a>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<text:a xlink:href="https://wordstat.yandex.ru/#!/?words=wordpress%20landing%20page%20шаблоны%20бесплатно" xlink:type="simple">wordpress landing page шаблоны бесплатно</text:a>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торрент" xlink:type="simple">landing page торрент</text:a>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ремонт" xlink:type="simple">landing page ремонт</text:a>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<text:a xlink:href="https://wordstat.yandex.ru/#!/?words=темы%20landing%20page" xlink:type="simple">темы landing page</text:a>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ключ" xlink:type="simple">landing page ключ</text:a>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muse%20шаблоны" xlink:type="simple">landing page muse шаблоны</text:a>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<text:a xlink:href="https://wordstat.yandex.ru/#!/?words=adobe%20landing%20page" xlink:type="simple">adobe landing page</text:a>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seo" xlink:type="simple">landing page seo</text:a>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adobe%20muse" xlink:type="simple">landing page adobe muse</text:a>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под%20ключ" xlink:type="simple">landing page под ключ</text:a>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page%202018" xlink:type="simple">landing page 2018</text:a>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<text:a xlink:href="https://wordstat.yandex.ru/#!/?words=продвижение%20landing%20page" xlink:type="simple">продвижение landing page</text:a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<text:a xlink:href="https://wordstat.yandex.ru/#!/?words=free%20landing%20pages%20download" xlink:type="simple">free landing pages download</text:a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Запросы, похожие на «landing page»</text:p>
          </table:table-cell>
          <table:covered-table-cell table:style-name="Default"/>
        </table:table-row>
        <table:table-row table:style-name="ro1">
          <table:table-cell table:style-name="ce8" office:value-type="string" calcext:value-type="string">
            <text:p>Статистика по словам</text:p>
          </table:table-cell>
          <table:table-cell table:style-name="ce8" office:value-type="string" calcext:value-type="string">
            <text:p>Показов в месяц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ейдж" xlink:type="simple">лендинг пейдж</text:a></text:p>
          </table:table-cell>
          <table:table-cell office:value-type="float" office:value="25123" calcext:value-type="float">
            <text:p>25123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ed%20page" xlink:type="simple">landed page</text:a></text:p>
          </table:table-cell>
          <table:table-cell office:value-type="float" office:value="33925" calcext:value-type="float">
            <text:p>33925</text:p>
          </table:table-cell>
        </table:table-row>
        <table:table-row table:style-name="ro1">
          <table:table-cell office:value-type="string" calcext:value-type="string">
            <text:p><text:a xlink:href="https://wordstat.yandex.ru/#!/?words=заказывать%20лендинг%20пейдж" xlink:type="simple">заказывать лендинг пейдж</text:a>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<text:a xlink:href="https://wordstat.yandex.ru/#!/?words=landing%20шаблон" xlink:type="simple">landing шаблон</text:a>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шаблон" xlink:type="simple">лендинг шаблон</text:a></text:p>
          </table:table-cell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string" calcext:value-type="string">
            <text:p><text:a xlink:href="https://wordstat.yandex.ru/#!/?words=веб%20студия" xlink:type="simple">веб студия</text:a></text:p>
          </table:table-cell>
          <table:table-cell office:value-type="float" office:value="32115" calcext:value-type="float">
            <text:p>32115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создание" xlink:type="simple">лендинг создание</text:a>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string" calcext:value-type="string">
            <text:p><text:a xlink:href="https://wordstat.yandex.ru/#!/?words=купить%20лендинг" xlink:type="simple">купить лендинг</text:a>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landing" xlink:type="simple">создание landing</text:a>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<text:a xlink:href="https://wordstat.yandex.ru/#!/?words=купить%20landing" xlink:type="simple">купить landing</text:a>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<text:a xlink:href="https://wordstat.yandex.ru/#!/?words=купить%20лендинг%20пейдж" xlink:type="simple">купить лендинг пейдж</text:a>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<text:a xlink:href="https://wordstat.yandex.ru/#!/?words=одностраничный%20сайт" xlink:type="simple">одностраничный сайт</text:a>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office:value-type="string" calcext:value-type="string">
            <text:p><text:a xlink:href="https://wordstat.yandex.ru/#!/?words=page%20шаблон" xlink:type="simple">page шаблон</text:a>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лендинг%20пейдж" xlink:type="simple">создание лендинг пейдж</text:a>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цена" xlink:type="simple">лендинг цена</text:a>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<text:a xlink:href="https://wordstat.yandex.ru/#!/?words=лендинг%20пример" xlink:type="simple">лендинг пример</text:a></text:p>
          </table:table-cell>
          <table:table-cell office:value-type="float" office:value="10034" calcext:value-type="float">
            <text:p>10034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<text:a xlink:href="https://wordstat.yandex.ru/#!/?words=одностраничный%20сайт" xlink:type="simple">одностраничный сайт</text:a>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ть%20одностраничный%20сайт" xlink:type="simple">создать одностраничный сайт</text:a>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<text:a xlink:href="https://wordstat.yandex.ru/#!/?words=одностраничный%20сайт%20бесплатно" xlink:type="simple">одностраничный сайт бесплатно</text:a>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<text:a xlink:href="https://wordstat.yandex.ru/#!/?words=одностраничный%20сайт%20пример" xlink:type="simple">одностраничный сайт пример</text:a>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<text:a xlink:href="https://wordstat.yandex.ru/#!/?words=товары%20%2Bдля%20одностраничных%20сайтов" xlink:type="simple">товары +для одностраничных сайтов</text:a>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<text:a xlink:href="https://wordstat.yandex.ru/#!/?words=одностраничный%20сайт%20%2Bдля%20продажи" xlink:type="simple">одностраничный сайт +для продажи</text:a>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ние%20одностраничного%20сайта" xlink:type="simple">создание одностраничного сайта</text:a>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<text:a xlink:href="https://wordstat.yandex.ru/#!/?words=шаблоны%20одностраничных%20сайтов" xlink:type="simple">шаблоны одностраничных сайтов</text:a>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<text:a xlink:href="https://wordstat.yandex.ru/#!/?words=одностраничный%20сайт%20%2Bдля%20продажи%20товара" xlink:type="simple">одностраничный сайт +для продажи товара</text:a>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<text:a xlink:href="https://wordstat.yandex.ru/#!/?words=создать%20одностраничный%20сайт%20бесплатно" xlink:type="simple">создать одностраничный сайт бесплатно</text:a></text:p>
          </table:table-cell>
          <table:table-cell office:value-type="float" office:value="1229" calcext:value-type="float">
            <text:p>1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.00.0000</text:date>, <text:time style:data-style-name="N2" text:time-value="18:30:38.69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4:50:17.692000000</meta:creation-date>
    <dc:date>2018-10-18T23:24:04.233000000</dc:date>
    <meta:editing-duration>PT44M27S</meta:editing-duration>
    <meta:editing-cycles>2</meta:editing-cycles>
    <meta:generator>LibreOffice/5.1.4.2$Windows_X86_64 LibreOffice_project/f99d75f39f1c57ebdd7ffc5f42867c12031db97a</meta:generator>
    <meta:document-statistic meta:table-count="1" meta:cell-count="427" meta:object-count="3"/>
  </office:meta>
</office:document-meta>
</file>